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3a10b" officeooo:paragraph-rsid="00296617" style:font-size-asian="12pt" style:font-weight-asian="bold" style:font-size-complex="12pt" style:font-weight-complex="bold"/>
    </style:style>
    <style:style style:name="P2" style:family="paragraph" style:parent-style-name="Standard" style:list-style-name="L1">
      <style:paragraph-properties fo:line-height="115%" fo:text-align="start" style:justify-single-word="false"/>
      <style:text-properties fo:font-size="12pt" officeooo:rsid="001f60dc" officeooo:paragraph-rsid="000d8328" style:font-size-asian="12pt" style:font-size-complex="12pt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officeooo:rsid="001f60dc" officeooo:paragraph-rsid="000d8328" style:font-size-asian="12pt" style:font-size-complex="12pt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officeooo:rsid="00236e46" officeooo:paragraph-rsid="000d8328" style:font-size-asian="12pt" style:font-size-complex="12pt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officeooo:rsid="00278918" officeooo:paragraph-rsid="000d8328" style:font-size-asian="12pt" style:font-size-complex="12pt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officeooo:rsid="0027c1c8" officeooo:paragraph-rsid="000d8328" style:font-size-asian="12pt" style:font-size-complex="12pt"/>
    </style:style>
    <style:style style:name="P7" style:family="paragraph" style:parent-style-name="Standard">
      <style:paragraph-properties fo:line-height="115%" fo:text-align="start" style:justify-single-word="false"/>
      <style:text-properties fo:font-size="12pt" officeooo:rsid="0011316e" officeooo:paragraph-rsid="0011316e" style:font-size-asian="12pt" style:font-size-complex="12pt"/>
    </style:style>
    <style:style style:name="P8" style:family="paragraph" style:parent-style-name="Standard">
      <style:paragraph-properties fo:line-height="115%" fo:text-align="start" style:justify-single-word="false"/>
      <style:text-properties fo:font-size="12pt" fo:font-weight="bold" officeooo:rsid="001f60dc" officeooo:paragraph-rsid="000d8328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font-size="12pt" fo:font-weight="bold" officeooo:rsid="00236e46" officeooo:paragraph-rsid="000d832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font-size="12pt" fo:font-weight="bold" officeooo:rsid="00278918" officeooo:paragraph-rsid="000d832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fo:font-size="12pt" fo:font-weight="bold" officeooo:rsid="0027c1c8" officeooo:paragraph-rsid="000d832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fo:font-size="12pt" fo:font-weight="bold" officeooo:rsid="002bd801" officeooo:paragraph-rsid="000d832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fo:font-size="12pt" fo:font-weight="bold" officeooo:rsid="002bd801" officeooo:paragraph-rsid="0022021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fo:font-size="12pt" fo:font-weight="bold" officeooo:rsid="001f60dc" officeooo:paragraph-rsid="000d8328" fo:background-color="#ffff9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fo:font-size="12pt" fo:font-weight="bold" officeooo:rsid="002bd801" officeooo:paragraph-rsid="000d8328" fo:background-color="#ffff0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fo:font-size="12pt" fo:font-weight="bold" officeooo:rsid="002bd801" officeooo:paragraph-rsid="00220210" fo:background-color="#ffff0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fo:font-size="12pt" fo:font-weight="bold" officeooo:rsid="0027c1c8" officeooo:paragraph-rsid="000d8328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fo:font-size="12pt" fo:font-weight="normal" officeooo:rsid="001f60dc" officeooo:paragraph-rsid="000d832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size="12pt" fo:font-weight="normal" officeooo:rsid="0027c1c8" officeooo:paragraph-rsid="000d832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size="12pt" officeooo:rsid="001f60dc" officeooo:paragraph-rsid="000d8328" fo:background-color="#ffff99" style:font-size-asian="12pt" style:font-size-complex="12pt"/>
    </style:style>
    <style:style style:name="P21" style:family="paragraph" style:parent-style-name="Standard">
      <style:paragraph-properties fo:line-height="115%" fo:text-align="start" style:justify-single-word="false"/>
      <style:text-properties fo:font-size="12pt" officeooo:rsid="001f60dc" officeooo:paragraph-rsid="000d8328" fo:background-color="#ffff00" style:font-size-asian="12pt" style:font-size-complex="12pt"/>
    </style:style>
    <style:style style:name="P22" style:family="paragraph" style:parent-style-name="Standard">
      <style:paragraph-properties fo:line-height="115%" fo:text-align="start" style:justify-single-word="false"/>
      <style:text-properties fo:font-size="12pt" officeooo:rsid="00236e46" officeooo:paragraph-rsid="000d8328" fo:background-color="#ffff00" style:font-size-asian="12pt" style:font-size-complex="12pt"/>
    </style:style>
    <style:style style:name="P23" style:family="paragraph" style:parent-style-name="Standard">
      <style:paragraph-properties fo:line-height="115%" fo:text-align="start" style:justify-single-word="false"/>
      <style:text-properties fo:font-size="12pt" officeooo:rsid="00236e46" officeooo:paragraph-rsid="0011316e" fo:background-color="#ffff00" style:font-size-asian="12pt" style:font-size-complex="12pt"/>
    </style:style>
    <style:style style:name="P24" style:family="paragraph" style:parent-style-name="Standard">
      <style:paragraph-properties fo:line-height="115%" fo:text-align="start" style:justify-single-word="false"/>
      <style:text-properties fo:font-size="12pt" officeooo:rsid="00278918" officeooo:paragraph-rsid="000d8328" fo:background-color="#ffff00" style:font-size-asian="12pt" style:font-size-complex="12pt"/>
    </style:style>
    <style:style style:name="P25" style:family="paragraph" style:parent-style-name="Standard">
      <style:paragraph-properties fo:line-height="115%" fo:text-align="start" style:justify-single-word="false"/>
      <style:text-properties fo:font-size="12pt" officeooo:rsid="0027c1c8" officeooo:paragraph-rsid="000d8328" fo:background-color="#ffff00" style:font-size-asian="12pt" style:font-size-complex="12pt"/>
    </style:style>
    <style:style style:name="P26" style:family="paragraph" style:parent-style-name="Standard">
      <style:paragraph-properties fo:line-height="115%" fo:text-align="start" style:justify-single-word="false"/>
      <style:text-properties fo:font-size="12pt" officeooo:rsid="0016b70d" officeooo:paragraph-rsid="0016b70d" fo:background-color="#ffff00" style:font-size-asian="12pt" style:font-size-complex="12pt"/>
    </style:style>
    <style:style style:name="P27" style:family="paragraph" style:parent-style-name="Standard">
      <style:paragraph-properties fo:line-height="115%" fo:text-align="start" style:justify-single-word="false"/>
      <style:text-properties fo:font-size="12pt" officeooo:rsid="00236e46" officeooo:paragraph-rsid="000d8328" fo:background-color="#00ccff" style:font-size-asian="12pt" style:font-size-complex="12pt"/>
    </style:style>
    <style:style style:name="P28" style:family="paragraph" style:parent-style-name="Standard">
      <style:paragraph-properties fo:line-height="115%" fo:text-align="start" style:justify-single-word="false"/>
      <style:text-properties fo:font-size="16pt" fo:font-weight="bold" officeooo:rsid="001f60dc" officeooo:paragraph-rsid="000d8328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fo:font-size="14pt" fo:font-weight="bold" officeooo:rsid="001f60dc" officeooo:paragraph-rsid="000d8328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15%"/>
      <style:text-properties officeooo:rsid="0021ad9e" officeooo:paragraph-rsid="000d8328"/>
    </style:style>
    <style:style style:name="P31" style:family="paragraph" style:parent-style-name="Standard">
      <style:paragraph-properties fo:line-height="115%"/>
      <style:text-properties officeooo:rsid="0021ad9e" officeooo:paragraph-rsid="001f68a2" fo:background-color="#ffff00"/>
    </style:style>
    <style:style style:name="P32" style:family="paragraph" style:parent-style-name="Standard">
      <style:paragraph-properties fo:line-height="115%"/>
      <style:text-properties officeooo:rsid="002bd801" officeooo:paragraph-rsid="000d8328" fo:background-color="#ffff00"/>
    </style:style>
    <style:style style:name="P33" style:family="paragraph" style:parent-style-name="Standard">
      <style:paragraph-properties fo:line-height="115%"/>
      <style:text-properties officeooo:rsid="002bd801" officeooo:paragraph-rsid="000d8328"/>
    </style:style>
    <style:style style:name="P34" style:family="paragraph" style:parent-style-name="Standard">
      <style:text-properties officeooo:rsid="0019364d" officeooo:paragraph-rsid="00296617"/>
    </style:style>
    <style:style style:name="P35" style:family="paragraph" style:parent-style-name="Standard">
      <style:text-properties officeooo:rsid="0018142b" officeooo:paragraph-rsid="00296617"/>
    </style:style>
    <style:style style:name="P36" style:family="paragraph" style:parent-style-name="Standard">
      <style:text-properties officeooo:rsid="001b2b65" officeooo:paragraph-rsid="00296617"/>
    </style:style>
    <style:style style:name="P37" style:family="paragraph" style:parent-style-name="Standard">
      <style:text-properties officeooo:rsid="001ce6a3" officeooo:paragraph-rsid="00296617"/>
    </style:style>
    <style:style style:name="P38" style:family="paragraph" style:parent-style-name="Standard">
      <style:text-properties officeooo:rsid="0023a10b" officeooo:paragraph-rsid="00296617"/>
    </style:style>
    <style:style style:name="P39" style:family="paragraph" style:parent-style-name="Heading_20_3">
      <style:text-properties officeooo:rsid="000d8328"/>
    </style:style>
    <style:style style:name="P40" style:family="paragraph" style:parent-style-name="Heading_20_3">
      <style:text-properties officeooo:paragraph-rsid="000d8328"/>
    </style:style>
    <style:style style:name="P41" style:family="paragraph" style:parent-style-name="Preformatted_20_Text">
      <style:paragraph-properties fo:line-height="115%"/>
      <style:text-properties officeooo:rsid="0001b14b" officeooo:paragraph-rsid="000d8328"/>
    </style:style>
    <style:style style:name="P42" style:family="paragraph" style:parent-style-name="Preformatted_20_Text">
      <style:paragraph-properties fo:margin-top="0cm" fo:margin-bottom="0.499cm" loext:contextual-spacing="false"/>
      <style:text-properties officeooo:paragraph-rsid="000d8328"/>
    </style:style>
    <style:style style:name="P43" style:family="paragraph" style:parent-style-name="Text_20_body">
      <style:paragraph-properties fo:line-height="115%" fo:text-align="start" style:justify-single-word="false"/>
      <style:text-properties fo:font-size="12pt" officeooo:rsid="001f60dc" officeooo:paragraph-rsid="000d8328" fo:background-color="#ffff00" style:font-size-asian="12pt" style:font-size-complex="12pt"/>
    </style:style>
    <style:style style:name="P44" style:family="paragraph" style:parent-style-name="Text_20_body">
      <style:text-properties officeooo:paragraph-rsid="000d8328"/>
    </style:style>
    <style:style style:name="T1" style:family="text">
      <style:text-properties officeooo:rsid="0054d421"/>
    </style:style>
    <style:style style:name="T2" style:family="text">
      <style:text-properties fo:font-size="14pt" officeooo:rsid="00b59fe5" style:font-size-asian="14pt" style:font-size-complex="14pt"/>
    </style:style>
    <style:style style:name="T3" style:family="text">
      <style:text-properties officeooo:rsid="00521380"/>
    </style:style>
    <style:style style:name="T4" style:family="text">
      <style:text-properties officeooo:rsid="00b609e9"/>
    </style:style>
    <style:style style:name="T5" style:family="text">
      <style:text-properties fo:background-color="#00ccff" loext:char-shading-value="0"/>
    </style:style>
    <style:style style:name="T6" style:family="text">
      <style:text-properties officeooo:rsid="007bb887" fo:background-color="#00ccff" loext:char-shading-value="0"/>
    </style:style>
    <style:style style:name="T7" style:family="text">
      <style:text-properties officeooo:rsid="00225b42" fo:background-color="#00ccff" loext:char-shading-value="0"/>
    </style:style>
    <style:style style:name="T8" style:family="text">
      <style:text-properties officeooo:rsid="0072c749"/>
    </style:style>
    <style:style style:name="T9" style:family="text">
      <style:text-properties officeooo:rsid="007b0d4b"/>
    </style:style>
    <style:style style:name="T10" style:family="text">
      <style:text-properties officeooo:rsid="00279c5a"/>
    </style:style>
    <style:style style:name="T11" style:family="text">
      <style:text-properties officeooo:rsid="0027c1c8"/>
    </style:style>
    <style:style style:name="T12" style:family="text">
      <style:text-properties officeooo:rsid="0036510e"/>
    </style:style>
    <style:style style:name="T13" style:family="text">
      <style:text-properties officeooo:rsid="0083437e"/>
    </style:style>
    <style:style style:name="T14" style:family="text">
      <style:text-properties style:font-name="Liberation Sans" fo:font-size="12pt" fo:font-weight="bold" officeooo:rsid="008313e1" style:font-size-asian="12pt" style:font-weight-asian="bold" style:font-size-complex="12pt" style:font-weight-complex="bold"/>
    </style:style>
    <style:style style:name="T15" style:family="text">
      <style:text-properties style:font-name="Liberation Sans" fo:font-size="12pt" fo:font-weight="bold" officeooo:rsid="0028c4ff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2pt" fo:background-color="#ffff00" loext:char-shading-value="0" style:font-size-asian="12pt" style:font-size-complex="12pt"/>
    </style:style>
    <style:style style:name="T17" style:family="text">
      <style:text-properties style:font-name="Liberation Sans" fo:font-size="12pt" officeooo:rsid="0028c4ff" fo:background-color="#ffff00" loext:char-shading-value="0" style:font-size-asian="12pt" style:font-size-complex="12pt"/>
    </style:style>
    <style:style style:name="T18" style:family="text">
      <style:text-properties style:font-name="Liberation Sans" fo:font-size="12pt" officeooo:rsid="0027c1c8" fo:background-color="#ffff00" loext:char-shading-value="0" style:font-size-asian="12pt" style:font-size-complex="12pt"/>
    </style:style>
    <style:style style:name="T19" style:family="text">
      <style:text-properties officeooo:rsid="000d8328"/>
    </style:style>
    <style:style style:name="T20" style:family="text">
      <style:text-properties officeooo:rsid="000f7071"/>
    </style:style>
    <style:style style:name="T21" style:family="text">
      <style:text-properties fo:background-color="#ffff00" loext:char-shading-value="0"/>
    </style:style>
    <style:style style:name="T22" style:family="text">
      <style:text-properties style:font-name="Liberation Sans" fo:background-color="#ffff00" loext:char-shading-value="0"/>
    </style:style>
    <style:style style:name="T23" style:family="text">
      <style:text-properties style:font-name="Liberation Sans" fo:font-size="11pt" fo:background-color="#ffff00" loext:char-shading-value="0" style:font-size-asian="11pt" style:font-size-complex="11pt"/>
    </style:style>
    <style:style style:name="T24" style:family="text">
      <style:text-properties officeooo:rsid="0011316e"/>
    </style:style>
    <style:style style:name="T25" style:family="text">
      <style:text-properties officeooo:rsid="0016928a"/>
    </style:style>
    <style:style style:name="T26" style:family="text">
      <style:text-properties officeooo:rsid="00278918"/>
    </style:style>
    <style:style style:name="T27" style:family="text">
      <style:text-properties officeooo:rsid="001f68a2"/>
    </style:style>
    <style:style style:name="T28" style:family="text">
      <style:text-properties officeooo:rsid="0021f3f2"/>
    </style:style>
    <style:style style:name="T29" style:family="text">
      <style:text-properties officeooo:rsid="00220210"/>
    </style:style>
    <style:style style:name="T30" style:family="text">
      <style:text-properties officeooo:rsid="00225b42"/>
    </style:style>
    <style:style style:name="T31" style:family="text">
      <style:text-properties officeooo:rsid="002966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3"/>
      <text:p text:style-name="P3"/>
      <text:p text:style-name="P28"/>
      <text:p text:style-name="P28"><text:tab/><text:tab/><text:tab/><text:tab/>Yocto <text:span text:style-name="T1">for Beaglone bone black</text:span><text:tab/><text:tab/><text:tab/><text:tab/><text:tab/><text:tab/><text:tab/><text:tab/><text:tab/><text:tab/><text:tab/> <text:s text:c="30"/><text:span text:style-name="T2">Rakesh B</text:span></text:p>
      <text:p text:style-name="P3"/>
      <text:p text:style-name="P8"/>
      <text:p text:style-name="P8">About yocto:</text:p>
      <text:p text:style-name="P3"/>
      <text:p text:style-name="P3">The Yocto Project is an open source collaboration project that provides templates,</text:p>
      <text:p text:style-name="P3">tools and methods to help you create custom Linux-based systems for embedded products</text:p>
      <text:p text:style-name="P3">regardless of the hardware architecture. It was founded in 2010 as a collaboration among</text:p>
      <text:p text:style-name="P3">many hardware manufacturers, open-source operating systems vendors, and electronics</text:p>
      <text:p text:style-name="P3">companies to bring some order to the chaos of embedded Linux development.</text:p>
      <text:p text:style-name="P3"/>
      <text:p text:style-name="P8">Why use the Yocto Project? </text:p>
      <text:p text:style-name="P3">It's a complete embedded Linux development environment</text:p>
      <text:p text:style-name="P3">with tools, metadata, and documentation - everything you need. The free tools are easy to</text:p>
      <text:p text:style-name="P3">get started with, powerful to work with (including emulation environments, debuggers, an</text:p>
      <text:p text:style-name="P3">Application Toolkit Generator, etc.) and they allow projects to be carried forward over time</text:p>
      <text:p text:style-name="P3">without causing you to lose optimizations and investments made during the project’s</text:p>
      <text:p text:style-name="P3">prototype phase. The Yocto Project fosters community adoption of this open source</text:p>
      <text:p text:style-name="P3">technology allowing its users to focus on their specific product features and development.</text:p>
      <text:p text:style-name="P3"/>
      <text:p text:style-name="P8">Platform Yocto supports</text:p>
      <text:p text:style-name="P18"/>
      <text:list xml:id="list2673121296494799305" text:style-name="L1">
        <text:list-item>
          <text:p text:style-name="P2">Raspberry pi</text:p>
        </text:list-item>
        <text:list-item>
          <text:p text:style-name="P2">Beaglebone black</text:p>
        </text:list-item>
        <text:list-item>
          <text:p text:style-name="P2">Digi Connect Core</text:p>
        </text:list-item>
        <text:list-item>
          <text:p text:style-name="P2">Snickerdoodle(Zyng) etc. Yocto will supports for almost all hardwares</text:p>
        </text:list-item>
        <text:list-item>
          <text:p text:style-name="P2">Other Supported platforms</text:p>
        </text:list-item>
      </text:list>
      <text:p text:style-name="P3"/>
      <text:p text:style-name="P29"/>
      <text:p text:style-name="P29"/>
      <text:p text:style-name="P29">Yocto Build for <text:span text:style-name="T20">BBB</text:span>:</text:p>
      <text:p text:style-name="P3"/>
      <text:p text:style-name="P3">Note : Whatever is in <text:span text:style-name="T3">yellow</text:span> color type on terminal</text:p>
      <text:p text:style-name="P3">The following packages are required for Ubuntu or Debian Linux distribution. The</text:p>
      <text:p text:style-name="P3">dependencies for a compatible environment include:</text:p>
      <text:p text:style-name="P14">sudo apt-get install gawk wget git-core diffstat unzip texinfo gcc-multilib</text:p>
      <text:p text:style-name="P14">build-essential chrpath</text:p>
      <text:p text:style-name="P14"/>
      <text:p text:style-name="P18">1. Create directory structure to download source</text:p>
      <text:p text:style-name="P20"><text:soft-page-break/>mkdir -p ~/<text:span text:style-name="T19">bbb</text:span>/sources</text:p>
      <text:p text:style-name="P3"/>
      <text:p text:style-name="P8">2. cd into directory</text:p>
      <text:p text:style-name="P21">cd ~/<text:span text:style-name="T19">bbb</text:span>/sources</text:p>
      <text:p text:style-name="P3"/>
      <text:p text:style-name="P3"/>
      <text:p text:style-name="P8">3. Get the required layers</text:p>
      <text:p text:style-name="P8"/>
      <text:p text:style-name="P3">We will need bare minimum above 3 clones for building Linux for Dragonboard410c</text:p>
      <text:p text:style-name="P3">– poky</text:p>
      <text:p text:style-name="P3">– meta-openembedded</text:p>
      <text:p text:style-name="P3">– meta-<text:span text:style-name="T19">bbb</text:span></text:p>
      <text:p text:style-name="P3">- <text:span text:style-name="T28">meta-qt5</text:span></text:p>
      <text:p text:style-name="P21"/>
      <text:p text:style-name="P44">First the main Yocto project <text:span text:style-name="Source_20_Text">poky</text:span> repository</text:p>
      <text:p text:style-name="P42"><text:span text:style-name="Source_20_Text"><text:span text:style-name="T21">git clone -b morty git://git.yoctoproject.org/poky.git poky-morty</text:span></text:span></text:p>
      <text:p text:style-name="P44">Then the <text:span text:style-name="Source_20_Text">meta-openembedded</text:span> repository</text:p>
      <text:p text:style-name="P42"><text:span text:style-name="Source_20_Text"><text:span text:style-name="T21">git clone -b morty git://git.openembedded.org/meta-openembedded</text:span></text:span></text:p>
      <text:p text:style-name="P44">And the <text:span text:style-name="Source_20_Text">meta-qt5</text:span> repository</text:p>
      <text:p text:style-name="P44"><text:span text:style-name="Source_20_Text"><text:span text:style-name="T22">git clone -b morty https://github.com/meta-qt5/meta-qt5.git</text:span></text:span></text:p>
      <text:h text:style-name="P40" text:outline-level="3"><text:bookmark text:name="clone-the-meta-bbb-repository"/>Clone the meta-bbb repository</text:h>
      <text:p text:style-name="P44"><text:span text:style-name="Source_20_Text"><text:span text:style-name="T23">git clone -b morty git://github.com/jumpnow/meta-bbb</text:span></text:span></text:p>
      <text:p text:style-name="P43"><text:span text:style-name="Source_20_Text"/></text:p>
      <text:p text:style-name="P8">4.Preparing the build configuration</text:p>
      <text:p text:style-name="P3"/>
      <text:p text:style-name="P3">Following command will create a build environment using the setup script that comes with</text:p>
      <text:p text:style-name="P3">poky, and will create a “<text:span text:style-name="T28">bbb</text:span>-build” directory in “~/<text:span text:style-name="T28">bbb</text:span>/” directory</text:p>
      <text:p text:style-name="P21">cd ~/<text:span text:style-name="T20">bbb</text:span>/</text:p>
      <text:p text:style-name="P21">source sources/poky/oe-init-build-env <text:span text:style-name="T20">bbb</text:span>-build</text:p>
      <text:p text:style-name="P3">Now you will be in “~/<text:span text:style-name="T20">bbb</text:span>/<text:span text:style-name="T20">bbb</text:span>-build” directory</text:p>
      <text:p text:style-name="P3"/>
      <text:p text:style-name="P9">5. Add some configuration lines to Config files</text:p>
      <text:p text:style-name="P4"/>
      <text:p text:style-name="P4">Add following lines to change the build process for us</text:p>
      <text:p text:style-name="P7"/>
      <text:p text:style-name="P7"/>
      <text:p text:style-name="P7"/>
      <text:p text:style-name="P27">a) Changes in local.conf</text:p>
      <text:p text:style-name="P23">echo '<text:span text:style-name="T24">MACHINE = "beaglebone"</text:span>' &gt;&gt; conf/local.conf</text:p>
      <text:p text:style-name="P23">echo '<text:span text:style-name="T24">PREFERRED_VERSION_linux-stable = "4.9.%"</text:span>' &gt;&gt; conf/local.conf</text:p>
      <text:p text:style-name="P22">echo 'DISTRO_FEATURES_remove = "x11 wayland"' &gt;&gt; conf/local.conf</text:p>
      <text:p text:style-name="P22"><text:soft-page-break/>echo 'DISTRO_FEATURES_append = " systemd"' &gt;&gt; conf/local.conf</text:p>
      <text:p text:style-name="P22">echo 'VIRTUAL-RUNTIME_init_manager = "systemd"' &gt;&gt; conf/local.conf</text:p>
      <text:p text:style-name="P4"># Default to setting automatically based on cpu count</text:p>
      <text:p text:style-name="P22">echo 'PARALLEL_MAKE ?= " -j ${@oe.utils.cpu_count()}"' &gt;&gt; conf/local.conf</text:p>
      <text:p text:style-name="P4"># option determines how many tasks bitbake should run in parallel</text:p>
      <text:p text:style-name="P22">echo 'BB_NUMBER_THREADS ?= " ${@oe.utils.cpu_count()}"' &gt;&gt; conf/local.conf</text:p>
      <text:p text:style-name="P4"/>
      <text:p text:style-name="P10">b) Changes the <text:span text:style-name="T5">bblayers.conf</text:span> file to following(this config file is available in</text:p>
      <text:p text:style-name="P10"><text:span text:style-name="T8">Dragon-build</text:span>/conf)</text:p>
      <text:p text:style-name="P10"/>
      <text:p text:style-name="P5">Note :<text:span text:style-name="T5"> bblayers.conf</text:span> is a picking up the required layers from poky, meta-openembedded</text:p>
      <text:p text:style-name="P5">and meta-<text:span text:style-name="T9">qualcomm </text:span>as per you embedded application required</text:p>
      <text:p text:style-name="P5">This file is available in <text:span text:style-name="T7">bbb</text:span><text:span text:style-name="T5">/</text:span><text:span text:style-name="T7">bbb</text:span><text:span text:style-name="T5">-build/conf/bblayer.conf</text:span></text:p>
      <text:p text:style-name="P5">write the below contains in bblayers.conf if you want additional layers you can add.</text:p>
      <text:p text:style-name="P5"># LAYER_CONF_VERSION is increased each time <text:span text:style-name="T30">bbb-</text:span>build/conf/bblayers.conf</text:p>
      <text:p text:style-name="P5"># changes incompatibly</text:p>
      <text:p text:style-name="P24">POKY_BBLAYERS_CONF_VERSION = "2"</text:p>
      <text:p text:style-name="P24">BBPATH = "${TOPDIR}"</text:p>
      <text:p text:style-name="P24">BBFILES ?= ""</text:p>
      <text:p text:style-name="P24">BSPDIR := "/home/<text:span text:style-name="T10">bathirak/bbb</text:span>/"</text:p>
      <text:p text:style-name="P24">BBLAYERS ?= " \</text:p>
      <text:p text:style-name="P24">${BSPDIR}/sources/poky/meta \</text:p>
      <text:p text:style-name="P24">${BSPDIR}/sources/poky/meta-poky \</text:p>
      <text:p text:style-name="P24">${BSPDIR}/sources/poky/meta-yocto-bsp \</text:p>
      <text:p text:style-name="P24">${BSPDIR}/sources/meta-openembedded/meta-oe \</text:p>
      <text:p text:style-name="P24">${BSPDIR}/sources/meta-openembedded/meta-multimedia \</text:p>
      <text:p text:style-name="P24">${BSPDIR}/sources/meta-<text:span text:style-name="T25">bbb</text:span>\</text:p>
      <text:p text:style-name="P26">$<text:span text:style-name="T26">{BSPDIR}</text:span>/sources/meta-qt5 \</text:p>
      <text:p text:style-name="P24">"</text:p>
      <text:p text:style-name="P24">BBLAYERS_NON_REMOVABLE ?= " \</text:p>
      <text:p text:style-name="P24">${BSPDIR}/sources/poky/meta \</text:p>
      <text:p text:style-name="P24">${BSPDIR}/sources/poky/meta-poky \</text:p>
      <text:p text:style-name="P5"/>
      <text:p text:style-name="P10"/>
      <text:p text:style-name="P11">6. Menuconfig changes for Kernel/Busybox</text:p>
      <text:p text:style-name="P6"/>
      <text:p text:style-name="P30"><text:span text:style-name="T11">for </text:span>menu config</text:p>
      <text:p text:style-name="P31">bitbake <text:span text:style-name="T27">linux-stable <text:s/></text:span>-c menuconfig</text:p>
      <text:p text:style-name="P30"/>
      <text:p text:style-name="P33">for rootfs</text:p>
      <text:p text:style-name="P32">bitbake -c menuconfig busybox</text:p>
      <text:p text:style-name="P6"/>
      <text:p text:style-name="P6"/>
      <text:p text:style-name="P11">7. Only if you want to build specific receipe</text:p>
      <text:p text:style-name="P6"/>
      <text:p text:style-name="P25">bitbake &lt;receipe name&gt;</text:p>
      <text:p text:style-name="P11"><text:soft-page-break/></text:p>
      <text:p text:style-name="P11">8. complete os Finally Build Image</text:p>
      <text:p text:style-name="P11"/>
      <text:p text:style-name="P15">bitbake core-image-base</text:p>
      <text:p text:style-name="P16">bitbake core-image-<text:span text:style-name="T29">minimal</text:span></text:p>
      <text:p text:style-name="P13"/>
      <text:p text:style-name="P19">you will get images in below path</text:p>
      <text:p text:style-name="P11"/>
      <text:p text:style-name="P17">/home/<text:span text:style-name="T12">bathirak</text:span>/<text:span text:style-name="T27">bbb/bbb</text:span>-build/tmp/deploy/images/<text:span text:style-name="T27">beaglonebone</text:span></text:p>
      <text:p text:style-name="P12"/>
      <text:p text:style-name="P41"><text:span text:style-name="Source_20_Text"><text:span text:style-name="T17"/></text:span></text:p>
      <text:p text:style-name="P41"><text:span text:style-name="Source_20_Text"><text:span text:style-name="T16"/></text:span></text:p>
      <text:p text:style-name="P34">References link<text:span text:style-name="T31">s:</text:span></text:p>
      <text:p text:style-name="P35"/>
      <text:p text:style-name="P35"><text:a xlink:type="simple" xlink:href="https://www.hackster.io/30847/yocto-on-beaglebone-black-9ae649" text:style-name="Internet_20_link" text:visited-style-name="Visited_20_Internet_20_Link">https://www.hackster.io/30847/yocto-on-beaglebone-black-9ae649</text:a></text:p>
      <text:p text:style-name="P35"/>
      <text:p text:style-name="P36"><text:a xlink:type="simple" xlink:href="https://gist.github.com/17twenty/2712354" text:style-name="Internet_20_link" text:visited-style-name="Visited_20_Internet_20_Link">https://gist.github.com/17twenty/2712354</text:a></text:p>
      <text:p text:style-name="P36"/>
      <text:p text:style-name="P37"><text:a xlink:type="simple" xlink:href="http://android.serverbox.ch/?p=1273" text:style-name="Internet_20_link" text:visited-style-name="Visited_20_Internet_20_Link">http://android.serverbox.ch/?p=1273</text:a></text:p>
      <text:p text:style-name="P37"/>
      <text:p text:style-name="P37"><text:a xlink:type="simple" xlink:href="http://yocto-bbb.blogspot.in/" text:style-name="Internet_20_link" text:visited-style-name="Visited_20_Internet_20_Link">http://yocto-bbb.blogspot.in/</text:a></text:p>
      <text:p text:style-name="P38"><text:a xlink:type="simple" xlink:href="http://www.jumpnowtek.com/beaglebone/BeagleBone-Systems-with-Yocto.html" text:style-name="Internet_20_link" text:visited-style-name="Visited_20_Internet_20_Link">http://www.jumpnowtek.com/beaglebone/BeagleBone-Systems-with-Yocto.htm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8:25:20.112517612</meta:creation-date>
    <dc:date>2017-12-08T18:53:20.228603057</dc:date>
    <meta:editing-duration>PT27M5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4" meta:paragraph-count="105" meta:word-count="595" meta:character-count="4759" meta:non-whitespace-character-count="4224"/>
  </office:meta>
</office:document-meta>
</file>